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5/Pictures/2000000A000000DF000000DFB368BCD93FC69D66.svm" manifest:media-type="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9mm" svg:height="89.99mm" svg:x="78.94mm" svg:y="165.94mm">
            <loext:p draw:notify-on-update-of-ranges="Sheet1.C3:Sheet1.C11 Sheet1.E3:Sheet1.E1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18.49mm" svg:height="89.99mm" svg:x="261.47mm" svg:y="16.41mm">
            <loext:p draw:notify-on-update-of-ranges="Sheet1.C3:Sheet1.C11 Sheet1.F3:Sheet1.F1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40.24mm" svg:height="89.99mm" svg:x="59.65mm" svg:y="151.62mm">
            <loext:p draw:notify-on-update-of-ranges="Sheet1.C14:Sheet1.C28 Sheet1.E14:Sheet1.E28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98.97mm" svg:height="88.86mm" svg:x="87.45mm" svg:y="140.24mm">
            <loext:p draw:notify-on-update-of-ranges="Sheet1.C14:Sheet1.C28 Sheet1.F14:Sheet1.F28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29.96mm" svg:height="103.6mm" svg:x="341.41mm" svg:y="25.5mm">
            <loext:p draw:notify-on-update-of-ranges="Sheet1.C14:Sheet1.C28 Sheet1.G14:Sheet1.G28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102.26mm" svg:height="89.99mm" svg:x="298.9mm" svg:y="0mm">
            <loext:p draw:notify-on-update-of-ranges="Sheet1.C3:Sheet1.C11 Sheet1.G3:Sheet1.G11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188.28mm" svg:height="150.09mm" svg:x="178.74mm" svg:y="61.09mm">
            <loext:p draw:notify-on-update-of-ranges="Sheet1.D14:Sheet1.D28 Sheet1.H14:Sheet1.H28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/>
          <table:table-cell office:value-type="string" calcext:value-type="string">
            <text:p>data area : 119:218, 25:34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1/m</text:p>
          </table:table-cell>
          <table:table-cell/>
          <table:table-cell office:value-type="string" calcext:value-type="string">
            <text:p>1/opt_delq</text:p>
          </table:table-cell>
          <table:table-cell office:value-type="string" calcext:value-type="string">
            <text:p>1/opt_del_w</text:p>
          </table:table-cell>
          <table:table-cell office:value-type="string" calcext:value-type="string">
            <text:p>1/(opt_delq opt_delw)</text:p>
          </table:table-cell>
          <table:table-cell office:value-type="string" calcext:value-type="string">
            <text:p>1/(opt_delq opt_delw) unit correctly</text:p>
          </table:table-cell>
          <table:table-cell office:value-type="string" calcext:value-type="string">
            <text:p>opt_delq</text:p>
          </table:table-cell>
          <table:table-cell office:value-type="string" calcext:value-type="string">
            <text:p>opt_delw</text:p>
          </table:table-cell>
        </table:table-row>
        <table:table-row table:style-name="ro1">
          <table:table-cell office:value-type="string" calcext:value-type="string">
            <text:p>5min</text:p>
          </table:table-cell>
          <table:table-cell office:value-type="float" office:value="0.5" calcext:value-type="float">
            <text:p>0.5</text:p>
          </table:table-cell>
          <table:table-cell table:formula="of:=1/[.B3]" office:value-type="float" office:value="2" calcext:value-type="float">
            <text:p>2</text:p>
          </table:table-cell>
          <table:table-cell/>
          <table:table-cell table:formula="of:=1/[.I3]" office:value-type="float" office:value="0.0294117647058823" calcext:value-type="float">
            <text:p>0.0294117647</text:p>
          </table:table-cell>
          <table:table-cell table:formula="of:=1/[.J3]" office:value-type="float" office:value="0.0588235294117647" calcext:value-type="float">
            <text:p>0.0588235294</text:p>
          </table:table-cell>
          <table:table-cell table:formula="of:=[.E3]*[.F3]" office:value-type="float" office:value="0.00173010380622837" calcext:value-type="float">
            <text:p>0.0017301038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table:formula="of:=1/1.5" office:value-type="float" office:value="0.666666666666667" calcext:value-type="float">
            <text:p>0.6666666667</text:p>
          </table:table-cell>
          <table:table-cell office:value-type="float" office:value="1.5" calcext:value-type="float">
            <text:p>1.5</text:p>
          </table:table-cell>
          <table:table-cell/>
          <table:table-cell table:formula="of:=1/[.I4]" office:value-type="float" office:value="0.0294117647058823" calcext:value-type="float">
            <text:p>0.0294117647</text:p>
          </table:table-cell>
          <table:table-cell table:formula="of:=1/[.J4]" office:value-type="float" office:value="0.0588235294117647" calcext:value-type="float">
            <text:p>0.0588235294</text:p>
          </table:table-cell>
          <table:table-cell table:formula="of:=[.E4]*[.F4]" office:value-type="float" office:value="0.00173010380622837" calcext:value-type="float">
            <text:p>0.0017301038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1/[.B5]" office:value-type="float" office:value="1" calcext:value-type="float">
            <text:p>1</text:p>
          </table:table-cell>
          <table:table-cell/>
          <table:table-cell table:formula="of:=1/[.I5]" office:value-type="float" office:value="0.0588235294117647" calcext:value-type="float">
            <text:p>0.0588235294</text:p>
          </table:table-cell>
          <table:table-cell table:formula="of:=1/[.J5]" office:value-type="float" office:value="0.037037037037037" calcext:value-type="float">
            <text:p>0.037037037</text:p>
          </table:table-cell>
          <table:table-cell table:formula="of:=[.E5]*[.F5]" office:value-type="float" office:value="0.00217864923747277" calcext:value-type="float">
            <text:p>0.002178649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1/[.B6]" office:value-type="float" office:value="0.5" calcext:value-type="float">
            <text:p>0.5</text:p>
          </table:table-cell>
          <table:table-cell/>
          <table:table-cell table:formula="of:=1/[.I6]" office:value-type="float" office:value="0.0588235294117647" calcext:value-type="float">
            <text:p>0.0588235294</text:p>
          </table:table-cell>
          <table:table-cell table:formula="of:=1/[.J6]" office:value-type="float" office:value="0.0588235294117647" calcext:value-type="float">
            <text:p>0.0588235294</text:p>
          </table:table-cell>
          <table:table-cell table:formula="of:=[.E6]*[.F6]" office:value-type="float" office:value="0.00346020761245675" calcext:value-type="float">
            <text:p>0.0034602076</text:p>
          </table:table-cell>
          <table:table-cell/>
          <table:table-cell table:number-columns-repeated="2"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1/[.B7]" office:value-type="float" office:value="0.25" calcext:value-type="float">
            <text:p>0.25</text:p>
          </table:table-cell>
          <table:table-cell/>
          <table:table-cell table:formula="of:=1/[.I7]" office:value-type="float" office:value="0.0588235294117647" calcext:value-type="float">
            <text:p>0.0588235294</text:p>
          </table:table-cell>
          <table:table-cell table:formula="of:=1/[.J7]" office:value-type="float" office:value="0.0588235294117647" calcext:value-type="float">
            <text:p>0.0588235294</text:p>
          </table:table-cell>
          <table:table-cell table:formula="of:=[.E7]*[.F7]" office:value-type="float" office:value="0.00346020761245675" calcext:value-type="float">
            <text:p>0.0034602076</text:p>
          </table:table-cell>
          <table:table-cell/>
          <table:table-cell table:number-columns-repeated="2"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1/[.B8]" office:value-type="float" office:value="0.04" calcext:value-type="float">
            <text:p>0.04</text:p>
          </table:table-cell>
          <table:table-cell/>
          <table:table-cell table:formula="of:=1/[.I8]" office:value-type="float" office:value="0.142857142857143" calcext:value-type="float">
            <text:p>0.1428571429</text:p>
          </table:table-cell>
          <table:table-cell table:formula="of:=1/[.J8]" office:value-type="float" office:value="0.04" calcext:value-type="float">
            <text:p>0.04</text:p>
          </table:table-cell>
          <table:table-cell table:formula="of:=[.E8]*[.F8]" office:value-type="float" office:value="0.00571428571428571" calcext:value-type="float">
            <text:p>0.005714285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1/[.B9]" office:value-type="float" office:value="0.02" calcext:value-type="float">
            <text:p>0.02</text:p>
          </table:table-cell>
          <table:table-cell/>
          <table:table-cell table:formula="of:=1/[.I9]" office:value-type="float" office:value="0.142857142857143" calcext:value-type="float">
            <text:p>0.1428571429</text:p>
          </table:table-cell>
          <table:table-cell table:formula="of:=1/[.J9]" office:value-type="float" office:value="0.04" calcext:value-type="float">
            <text:p>0.04</text:p>
          </table:table-cell>
          <table:table-cell table:formula="of:=[.E9]*[.F9]" office:value-type="float" office:value="0.00571428571428571" calcext:value-type="float">
            <text:p>0.005714285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formula="of:=1/[.B10]" office:value-type="float" office:value="0.01" calcext:value-type="float">
            <text:p>0.01</text:p>
          </table:table-cell>
          <table:table-cell/>
          <table:table-cell table:formula="of:=1/[.I10]" office:value-type="float" office:value="0.142857142857143" calcext:value-type="float">
            <text:p>0.1428571429</text:p>
          </table:table-cell>
          <table:table-cell table:formula="of:=1/[.J10]" office:value-type="float" office:value="0.0666666666666667" calcext:value-type="float">
            <text:p>0.0666666667</text:p>
          </table:table-cell>
          <table:table-cell table:formula="of:=[.E10]*[.F10]" office:value-type="float" office:value="0.00952380952380952" calcext:value-type="float">
            <text:p>0.009523809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table:formula="of:=1/[.B11]" office:value-type="float" office:value="0.0025" calcext:value-type="float">
            <text:p>0.0025</text:p>
          </table:table-cell>
          <table:table-cell/>
          <table:table-cell table:formula="of:=1/[.I11]" office:value-type="float" office:value="0.142857142857143" calcext:value-type="float">
            <text:p>0.1428571429</text:p>
          </table:table-cell>
          <table:table-cell table:formula="of:=1/[.J11]" office:value-type="float" office:value="0.0666666666666667" calcext:value-type="float">
            <text:p>0.0666666667</text:p>
          </table:table-cell>
          <table:table-cell table:formula="of:=[.E11]*[.F11]" office:value-type="float" office:value="0.00952380952380952" calcext:value-type="float">
            <text:p>0.009523809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2374.860488" calcext:value-type="float">
            <text:p>12374.860488</text:p>
          </table:table-cell>
          <table:table-cell/>
          <table:table-cell office:value-type="string" calcext:value-type="string">
            <text:p>1/m unit correctly</text:p>
          </table:table-cell>
          <table:table-cell office:value-type="string" calcext:value-type="string">
            <text:p>Delqunit 0.005rlu</text:p>
          </table:table-cell>
          <table:table-cell/>
          <table:table-cell office:value-type="string" calcext:value-type="string">
            <text:p>Delounit 0.1meV</text:p>
          </table:table-cell>
          <table:table-cell office:value-type="string" calcext:value-type="string">
            <text:p>1/(opt_delq opt_delw) unit correctly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table:formula="of:=1/[.B14]" office:value-type="float" office:value="10" calcext:value-type="float">
            <text:p>10</text:p>
          </table:table-cell>
          <table:table-cell table:formula="of:=[.C14]/[.$B$13]" office:value-type="float" office:value="0.00080808991824167" calcext:value-type="float">
            <text:p>0.0008080899</text:p>
          </table:table-cell>
          <table:table-cell table:formula="of:=1/[.I14]" office:value-type="float" office:value="0.0294117647058823" calcext:value-type="float">
            <text:p>0.0294117647</text:p>
          </table:table-cell>
          <table:table-cell table:formula="of:=1/[.J14]" office:value-type="float" office:value="0.04" calcext:value-type="float">
            <text:p>0.04</text:p>
          </table:table-cell>
          <table:table-cell table:formula="of:=[.E14]*[.F14]" office:value-type="float" office:value="0.00117647058823529" calcext:value-type="float">
            <text:p>0.0011764706</text:p>
          </table:table-cell>
          <table:table-cell table:formula="of:=[.G14]/0.005/0.1" office:value-type="float" office:value="2.35294117647059" calcext:value-type="float">
            <text:p>2.3529411765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table:formula="of:=1/7" office:value-type="float" office:value="0.142857142857143" calcext:value-type="float">
            <text:p>0.1428571429</text:p>
          </table:table-cell>
          <table:table-cell office:value-type="float" office:value="7" calcext:value-type="float">
            <text:p>7</text:p>
          </table:table-cell>
          <table:table-cell table:formula="of:=[.C15]/[.$B$13]" office:value-type="float" office:value="0.000565662942769169" calcext:value-type="float">
            <text:p>0.0005656629</text:p>
          </table:table-cell>
          <table:table-cell table:formula="of:=1/[.I15]" office:value-type="float" office:value="0.0294117647058823" calcext:value-type="float">
            <text:p>0.0294117647</text:p>
          </table:table-cell>
          <table:table-cell table:formula="of:=1/[.J15]" office:value-type="float" office:value="0.04" calcext:value-type="float">
            <text:p>0.04</text:p>
          </table:table-cell>
          <table:table-cell table:formula="of:=[.E15]*[.F15]" office:value-type="float" office:value="0.00117647058823529" calcext:value-type="float">
            <text:p>0.0011764706</text:p>
          </table:table-cell>
          <table:table-cell table:formula="of:=[.G15]/0.005/0.1" office:value-type="float" office:value="2.35294117647059" calcext:value-type="float">
            <text:p>2.3529411765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0.25" calcext:value-type="float">
            <text:p>0.25</text:p>
          </table:table-cell>
          <table:table-cell table:formula="of:=1/[.B16]" office:value-type="float" office:value="4" calcext:value-type="float">
            <text:p>4</text:p>
          </table:table-cell>
          <table:table-cell table:formula="of:=[.C16]/[.$B$13]" office:value-type="float" office:value="0.000323235967296668" calcext:value-type="float">
            <text:p>0.000323236</text:p>
          </table:table-cell>
          <table:table-cell table:formula="of:=1/[.I16]" office:value-type="float" office:value="0.0294117647058823" calcext:value-type="float">
            <text:p>0.0294117647</text:p>
          </table:table-cell>
          <table:table-cell table:formula="of:=1/[.J16]" office:value-type="float" office:value="0.04" calcext:value-type="float">
            <text:p>0.04</text:p>
          </table:table-cell>
          <table:table-cell table:formula="of:=[.E16]*[.F16]" office:value-type="float" office:value="0.00117647058823529" calcext:value-type="float">
            <text:p>0.0011764706</text:p>
          </table:table-cell>
          <table:table-cell table:formula="of:=[.G16]/0.005/0.1" office:value-type="float" office:value="2.35294117647059" calcext:value-type="float">
            <text:p>2.3529411765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0.375" calcext:value-type="float">
            <text:p>0.375</text:p>
          </table:table-cell>
          <table:table-cell table:formula="of:=1/[.B17]" office:value-type="float" office:value="2.66666666666667" calcext:value-type="float">
            <text:p>2.6666666667</text:p>
          </table:table-cell>
          <table:table-cell table:formula="of:=[.C17]/[.$B$13]" office:value-type="float" office:value="0.000215490644864445" calcext:value-type="float">
            <text:p>0.0002154906</text:p>
          </table:table-cell>
          <table:table-cell table:formula="of:=1/[.I17]" office:value-type="float" office:value="0.0294117647058823" calcext:value-type="float">
            <text:p>0.0294117647</text:p>
          </table:table-cell>
          <table:table-cell table:formula="of:=1/[.J17]" office:value-type="float" office:value="0.05" calcext:value-type="float">
            <text:p>0.05</text:p>
          </table:table-cell>
          <table:table-cell table:formula="of:=[.E17]*[.F17]" office:value-type="float" office:value="0.00147058823529412" calcext:value-type="float">
            <text:p>0.0014705882</text:p>
          </table:table-cell>
          <table:table-cell table:formula="of:=[.G17]/0.005/0.1" office:value-type="float" office:value="2.94117647058823" calcext:value-type="float">
            <text:p>2.9411764706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min</text:p>
          </table:table-cell>
          <table:table-cell office:value-type="float" office:value="0.5" calcext:value-type="float">
            <text:p>0.5</text:p>
          </table:table-cell>
          <table:table-cell table:formula="of:=1/[.B18]" office:value-type="float" office:value="2" calcext:value-type="float">
            <text:p>2</text:p>
          </table:table-cell>
          <table:table-cell table:formula="of:=[.C18]/[.$B$13]" office:value-type="float" office:value="0.000161617983648334" calcext:value-type="float">
            <text:p>0.000161618</text:p>
          </table:table-cell>
          <table:table-cell table:formula="of:=1/[.I18]" office:value-type="float" office:value="0.1" calcext:value-type="float">
            <text:p>0.1</text:p>
          </table:table-cell>
          <table:table-cell table:formula="of:=1/[.J18]" office:value-type="float" office:value="0.05" calcext:value-type="float">
            <text:p>0.05</text:p>
          </table:table-cell>
          <table:table-cell table:formula="of:=[.E18]*[.F18]" office:value-type="float" office:value="0.005" calcext:value-type="float">
            <text:p>0.005</text:p>
          </table:table-cell>
          <table:table-cell table:formula="of:=[.G18]/0.005/0.1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1/[.B19]" office:value-type="float" office:value="1" calcext:value-type="float">
            <text:p>1</text:p>
          </table:table-cell>
          <table:table-cell table:formula="of:=[.C19]/[.$B$13]" office:value-type="float" office:value="0.000080808991824167" calcext:value-type="float">
            <text:p>0.000080809</text:p>
          </table:table-cell>
          <table:table-cell table:formula="of:=1/[.I19]" office:value-type="float" office:value="0.1" calcext:value-type="float">
            <text:p>0.1</text:p>
          </table:table-cell>
          <table:table-cell table:formula="of:=1/[.J19]" office:value-type="float" office:value="0.05" calcext:value-type="float">
            <text:p>0.05</text:p>
          </table:table-cell>
          <table:table-cell table:formula="of:=[.E19]*[.F19]" office:value-type="float" office:value="0.005" calcext:value-type="float">
            <text:p>0.005</text:p>
          </table:table-cell>
          <table:table-cell table:formula="of:=[.G19]/0.005/0.1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1/[.B20]" office:value-type="float" office:value="0.5" calcext:value-type="float">
            <text:p>0.5</text:p>
          </table:table-cell>
          <table:table-cell table:formula="of:=[.C20]/[.$B$13]" office:value-type="float" office:value="0.0000404044959120835" calcext:value-type="float">
            <text:p>4.04044959120835E-05</text:p>
          </table:table-cell>
          <table:table-cell table:formula="of:=1/[.I20]" office:value-type="float" office:value="0.1" calcext:value-type="float">
            <text:p>0.1</text:p>
          </table:table-cell>
          <table:table-cell table:formula="of:=1/[.J20]" office:value-type="float" office:value="0.0769230769230769" calcext:value-type="float">
            <text:p>0.0769230769</text:p>
          </table:table-cell>
          <table:table-cell table:formula="of:=[.E20]*[.F20]" office:value-type="float" office:value="0.00769230769230769" calcext:value-type="float">
            <text:p>0.0076923077</text:p>
          </table:table-cell>
          <table:table-cell table:formula="of:=[.G20]/0.005/0.1" office:value-type="float" office:value="15.3846153846154" calcext:value-type="float">
            <text:p>15.3846153846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1/[.B21]" office:value-type="float" office:value="0.333333333333333" calcext:value-type="float">
            <text:p>0.3333333333</text:p>
          </table:table-cell>
          <table:table-cell table:formula="of:=[.C21]/[.$B$13]" office:value-type="float" office:value="0.0000269363306080557" calcext:value-type="float">
            <text:p>2.69363306080557E-05</text:p>
          </table:table-cell>
          <table:table-cell table:formula="of:=1/[.I21]" office:value-type="float" office:value="0.1" calcext:value-type="float">
            <text:p>0.1</text:p>
          </table:table-cell>
          <table:table-cell table:formula="of:=1/[.J21]" office:value-type="float" office:value="0.0769230769230769" calcext:value-type="float">
            <text:p>0.0769230769</text:p>
          </table:table-cell>
          <table:table-cell table:formula="of:=[.E21]*[.F21]" office:value-type="float" office:value="0.00769230769230769" calcext:value-type="float">
            <text:p>0.0076923077</text:p>
          </table:table-cell>
          <table:table-cell table:formula="of:=[.G21]/0.005/0.1" office:value-type="float" office:value="15.3846153846154" calcext:value-type="float">
            <text:p>15.3846153846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1/[.B22]" office:value-type="float" office:value="0.25" calcext:value-type="float">
            <text:p>0.25</text:p>
          </table:table-cell>
          <table:table-cell table:formula="of:=[.C22]/[.$B$13]" office:value-type="float" office:value="0.0000202022479560418" calcext:value-type="float">
            <text:p>2.02022479560418E-05</text:p>
          </table:table-cell>
          <table:table-cell table:formula="of:=1/[.I22]" office:value-type="float" office:value="0.142857142857143" calcext:value-type="float">
            <text:p>0.1428571429</text:p>
          </table:table-cell>
          <table:table-cell table:formula="of:=1/[.J22]" office:value-type="float" office:value="0.0769230769230769" calcext:value-type="float">
            <text:p>0.0769230769</text:p>
          </table:table-cell>
          <table:table-cell table:formula="of:=[.E22]*[.F22]" office:value-type="float" office:value="0.010989010989011" calcext:value-type="float">
            <text:p>0.010989011</text:p>
          </table:table-cell>
          <table:table-cell table:formula="of:=[.G22]/0.005/0.1" office:value-type="float" office:value="21.978021978022" calcext:value-type="float">
            <text:p>21.978021978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1/[.B23]" office:value-type="float" office:value="0.1" calcext:value-type="float">
            <text:p>0.1</text:p>
          </table:table-cell>
          <table:table-cell table:formula="of:=[.C23]/[.$B$13]" office:value-type="float" office:value="0.00000808089918241671" calcext:value-type="float">
            <text:p>8.08089918241671E-06</text:p>
          </table:table-cell>
          <table:table-cell table:formula="of:=1/[.I23]" office:value-type="float" office:value="0.142857142857143" calcext:value-type="float">
            <text:p>0.1428571429</text:p>
          </table:table-cell>
          <table:table-cell table:formula="of:=1/[.J23]" office:value-type="float" office:value="0.0769230769230769" calcext:value-type="float">
            <text:p>0.0769230769</text:p>
          </table:table-cell>
          <table:table-cell table:formula="of:=[.E23]*[.F23]" office:value-type="float" office:value="0.010989010989011" calcext:value-type="float">
            <text:p>0.010989011</text:p>
          </table:table-cell>
          <table:table-cell table:formula="of:=[.G23]/0.005/0.1" office:value-type="float" office:value="21.978021978022" calcext:value-type="float">
            <text:p>21.978021978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1/[.B24]" office:value-type="float" office:value="0.0666666666666667" calcext:value-type="float">
            <text:p>0.0666666667</text:p>
          </table:table-cell>
          <table:table-cell table:formula="of:=[.C24]/[.$B$13]" office:value-type="float" office:value="0.00000538726612161114" calcext:value-type="float">
            <text:p>5.38726612161114E-06</text:p>
          </table:table-cell>
          <table:table-cell table:formula="of:=1/[.I24]" office:value-type="float" office:value="0.142857142857143" calcext:value-type="float">
            <text:p>0.1428571429</text:p>
          </table:table-cell>
          <table:table-cell table:formula="of:=1/[.J24]" office:value-type="float" office:value="0.0909090909090909" calcext:value-type="float">
            <text:p>0.0909090909</text:p>
          </table:table-cell>
          <table:table-cell table:formula="of:=[.E24]*[.F24]" office:value-type="float" office:value="0.012987012987013" calcext:value-type="float">
            <text:p>0.012987013</text:p>
          </table:table-cell>
          <table:table-cell table:formula="of:=[.G24]/0.005/0.1" office:value-type="float" office:value="25.974025974026" calcext:value-type="float">
            <text:p>25.97402597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1/[.B25]" office:value-type="float" office:value="0.04" calcext:value-type="float">
            <text:p>0.04</text:p>
          </table:table-cell>
          <table:table-cell table:formula="of:=[.C25]/[.$B$13]" office:value-type="float" office:value="0.00000323235967296668" calcext:value-type="float">
            <text:p>3.23235967296668E-06</text:p>
          </table:table-cell>
          <table:table-cell table:formula="of:=1/[.I25]" office:value-type="float" office:value="0.142857142857143" calcext:value-type="float">
            <text:p>0.1428571429</text:p>
          </table:table-cell>
          <table:table-cell table:formula="of:=1/[.J25]" office:value-type="float" office:value="0.0909090909090909" calcext:value-type="float">
            <text:p>0.0909090909</text:p>
          </table:table-cell>
          <table:table-cell table:formula="of:=[.E25]*[.F25]" office:value-type="float" office:value="0.012987012987013" calcext:value-type="float">
            <text:p>0.012987013</text:p>
          </table:table-cell>
          <table:table-cell table:formula="of:=[.G25]/0.005/0.1" office:value-type="float" office:value="25.974025974026" calcext:value-type="float">
            <text:p>25.97402597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1/[.B26]" office:value-type="float" office:value="0.02" calcext:value-type="float">
            <text:p>0.02</text:p>
          </table:table-cell>
          <table:table-cell table:formula="of:=[.C26]/[.$B$13]" office:value-type="float" office:value="0.00000161617983648334" calcext:value-type="float">
            <text:p>1.61617983648334E-06</text:p>
          </table:table-cell>
          <table:table-cell table:formula="of:=1/[.I26]" office:value-type="float" office:value="0.142857142857143" calcext:value-type="float">
            <text:p>0.1428571429</text:p>
          </table:table-cell>
          <table:table-cell table:formula="of:=1/[.J26]" office:value-type="float" office:value="0.0909090909090909" calcext:value-type="float">
            <text:p>0.0909090909</text:p>
          </table:table-cell>
          <table:table-cell table:formula="of:=[.E26]*[.F26]" office:value-type="float" office:value="0.012987012987013" calcext:value-type="float">
            <text:p>0.012987013</text:p>
          </table:table-cell>
          <table:table-cell table:formula="of:=[.G26]/0.005/0.1" office:value-type="float" office:value="25.974025974026" calcext:value-type="float">
            <text:p>25.97402597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formula="of:=1/[.B27]" office:value-type="float" office:value="0.01" calcext:value-type="float">
            <text:p>0.01</text:p>
          </table:table-cell>
          <table:table-cell table:formula="of:=[.C27]/[.$B$13]" office:value-type="float" office:value="0.00000080808991824167" calcext:value-type="float">
            <text:p>8.0808991824167E-07</text:p>
          </table:table-cell>
          <table:table-cell table:formula="of:=1/[.I27]" office:value-type="float" office:value="0.142857142857143" calcext:value-type="float">
            <text:p>0.1428571429</text:p>
          </table:table-cell>
          <table:table-cell table:formula="of:=1/[.J27]" office:value-type="float" office:value="0.0909090909090909" calcext:value-type="float">
            <text:p>0.0909090909</text:p>
          </table:table-cell>
          <table:table-cell table:formula="of:=[.E27]*[.F27]" office:value-type="float" office:value="0.012987012987013" calcext:value-type="float">
            <text:p>0.012987013</text:p>
          </table:table-cell>
          <table:table-cell table:formula="of:=[.G27]/0.005/0.1" office:value-type="float" office:value="25.974025974026" calcext:value-type="float">
            <text:p>25.97402597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table:formula="of:=1/[.B28]" office:value-type="float" office:value="0.0025" calcext:value-type="float">
            <text:p>0.0025</text:p>
          </table:table-cell>
          <table:table-cell table:formula="of:=[.C28]/[.$B$13]" office:value-type="float" office:value="0.000000202022479560418" calcext:value-type="float">
            <text:p>0.000000202</text:p>
          </table:table-cell>
          <table:table-cell table:formula="of:=1/[.I28]" office:value-type="float" office:value="0.142857142857143" calcext:value-type="float">
            <text:p>0.1428571429</text:p>
          </table:table-cell>
          <table:table-cell table:formula="of:=1/[.J28]" office:value-type="float" office:value="0.0909090909090909" calcext:value-type="float">
            <text:p>0.0909090909</text:p>
          </table:table-cell>
          <table:table-cell table:formula="of:=[.E28]*[.F28]" office:value-type="float" office:value="0.012987012987013" calcext:value-type="float">
            <text:p>0.012987013</text:p>
          </table:table-cell>
          <table:table-cell table:formula="of:=[.G28]/0.005/0.1" office:value-type="float" office:value="25.974025974026" calcext:value-type="float">
            <text:p>25.97402597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IPA P明朝'" style:font-family-generic-asian="system" style:font-pitch-asian="variable" style:font-size-asian="12pt" style:language-asian="ja" style:country-asian="JP" style:font-name-complex="TakaoPGothic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number:number-style style:name="N112">
      <number:scientific-number number:decimal-places="0" loext:min-decimal-places="0" number:min-integer-digits="1" number:min-exponent-digits="2" loext:exponent-interval="3" loext:forced-exponent-sign="true"/>
    </number:number-style>
    <number:number-style style:name="N113">
      <number:scientific-number number:decimal-places="0" loext:min-decimal-places="0" number:min-integer-digits="0" number:min-exponent-digits="2" loext:exponent-interval="1" loext:forced-exponent-sign="true"/>
    </number:number-style>
    <style:style style:name="Default" style:family="table-cell">
      <style:text-properties style:font-name-asian="ＭＳ Ｐゴシック" style:font-family-asian="'ＭＳ Ｐゴシック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21">0000/00/00</text:date>, <text:time style:data-style-name="N2" text:time-value="10:40:34.3562033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0T15:53:14.888474867</meta:creation-date>
    <dc:date>2019-10-21T11:38:25.325696362</dc:date>
    <meta:editing-duration>PT34M17S</meta:editing-duration>
    <meta:editing-cycles>7</meta:editing-cycles>
    <meta:generator>LibreOffice/5.1.6.2$Linux_X86_64 LibreOffice_project/10m0$Build-2</meta:generator>
    <meta:document-statistic meta:table-count="1" meta:cell-count="215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37cm" svg:y="4.201cm" style:legend-expansion="high" chart:style-name="ch2"/>
        <chart:plot-area chart:style-name="ch3" table:cell-range-address="Sheet1.C3:Sheet1.C11 Sheet1.E3:Sheet1.E11" svg:x="0.32cm" svg:y="0.18cm" svg:width="13.097cm" svg:height="8.64cm">
          <chartooo:coordinate-region svg:x="1.232cm" svg:y="0.379cm" svg:width="11.945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E3:Sheet1.E11" chart:class="chart:scatter">
            <chart:domain table:cell-range-address="Sheet1.C3:Sheet1.C11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C3:Sheet1.C11</svg:desc>
                </draw:g>
              </table:table-cell>
              <table:table-cell office:value-type="float" office:value="0.0294117647058823">
                <text:p>0.0294117647058823</text:p>
                <draw:g>
                  <svg:desc>Sheet1.E3:Sheet1.E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0.0294117647058823">
                <text:p>0.02941176470588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0588235294117647">
                <text:p>0.05882352941176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">
                <text:p>0.5</text:p>
              </table:table-cell>
              <table:table-cell office:value-type="float" office:value="0.0588235294117647">
                <text:p>0.05882352941176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5">
                <text:p>0.25</text:p>
              </table:table-cell>
              <table:table-cell office:value-type="float" office:value="0.0588235294117647">
                <text:p>0.05882352941176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4">
                <text:p>0.04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">
                <text:p>0.02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1">
                <text:p>0.01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25">
                <text:p>0.0025</text:p>
              </table:table-cell>
              <table:table-cell office:value-type="float" office:value="0.142857142857143">
                <text:p>0.14285714285714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1.85cm" svg:height="9cm" xlink:href=".." xlink:type="simple" chart:class="chart:scatter" chart:style-name="ch1">
        <chart:legend chart:legend-position="end" svg:x="9.613cm" svg:y="4.201cm" style:legend-expansion="high" chart:style-name="ch2"/>
        <chart:plot-area chart:style-name="ch3" table:cell-range-address="Sheet1.C3:Sheet1.C11 Sheet1.F3:Sheet1.F11" svg:x="0.237cm" svg:y="0.18cm" svg:width="9.139cm" svg:height="8.64cm">
          <chartooo:coordinate-region svg:x="1.149cm" svg:y="0.38cm" svg:width="7.987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F3:Sheet1.F11" chart:class="chart:scatter">
            <chart:domain table:cell-range-address="Sheet1.C3:Sheet1.C11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C3:Sheet1.C11</svg:desc>
                </draw:g>
              </table:table-cell>
              <table:table-cell office:value-type="float" office:value="0.0588235294117647">
                <text:p>0.0588235294117647</text:p>
                <draw:g>
                  <svg:desc>Sheet1.F3:Sheet1.F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0.0588235294117647">
                <text:p>0.05882352941176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037037037037037">
                <text:p>0.0370370370370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">
                <text:p>0.5</text:p>
              </table:table-cell>
              <table:table-cell office:value-type="float" office:value="0.0588235294117647">
                <text:p>0.05882352941176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5">
                <text:p>0.25</text:p>
              </table:table-cell>
              <table:table-cell office:value-type="float" office:value="0.0588235294117647">
                <text:p>0.05882352941176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4">
                <text:p>0.04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">
                <text:p>0.02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1">
                <text:p>0.01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25">
                <text:p>0.0025</text:p>
              </table:table-cell>
              <table:table-cell office:value-type="float" office:value="0.0666666666666667">
                <text:p>0.06666666666666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4.025cm" svg:height="9cm" xlink:href=".." xlink:type="simple" chart:class="chart:scatter" chart:style-name="ch1">
        <chart:legend chart:legend-position="end" svg:x="11.762cm" svg:y="4.201cm" style:legend-expansion="high" chart:style-name="ch2"/>
        <chart:plot-area chart:style-name="ch3" table:cell-range-address="Sheet1.C14:Sheet1.C28 Sheet1.E14:Sheet1.E28" svg:x="0.28cm" svg:y="0.18cm" svg:width="11.202cm" svg:height="8.64cm">
          <chartooo:coordinate-region svg:x="1.192cm" svg:y="0.379cm" svg:width="10.103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E14:Sheet1.E28" chart:class="chart:scatter">
            <chart:domain table:cell-range-address="Sheet1.C14:Sheet1.C28"/>
            <chart:data-point chart:repeated="1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C14:Sheet1.C28</svg:desc>
                </draw:g>
              </table:table-cell>
              <table:table-cell office:value-type="float" office:value="0.0294117647058823">
                <text:p>0.0294117647058823</text:p>
                <draw:g>
                  <svg:desc>Sheet1.E14:Sheet1.E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0.0294117647058823">
                <text:p>0.02941176470588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0294117647058823">
                <text:p>0.02941176470588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0.0294117647058823">
                <text:p>0.02941176470588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">
                <text:p>0.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5">
                <text:p>0.25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">
                <text:p>0.1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666666666666667">
                <text:p>0.0666666666666667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4">
                <text:p>0.04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2">
                <text:p>0.02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1">
                <text:p>0.01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25">
                <text:p>0.0025</text:p>
              </table:table-cell>
              <table:table-cell office:value-type="float" office:value="0.142857142857143">
                <text:p>0.14285714285714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898cm" svg:height="8.887cm" xlink:href=".." xlink:type="simple" chart:class="chart:scatter" chart:style-name="ch1">
        <chart:legend chart:legend-position="end" svg:x="7.661cm" svg:y="4.144cm" style:legend-expansion="high" chart:style-name="ch2"/>
        <chart:plot-area chart:style-name="ch3" table:cell-range-address="Sheet1.C14:Sheet1.C28 Sheet1.F14:Sheet1.F28" svg:x="0.197cm" svg:y="0.177cm" svg:width="7.267cm" svg:height="8.533cm">
          <chartooo:coordinate-region svg:x="1.109cm" svg:y="0.377cm" svg:width="6.168cm" svg:height="7.68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F14:Sheet1.F28" chart:class="chart:scatter">
            <chart:domain table:cell-range-address="Sheet1.C14:Sheet1.C28"/>
            <chart:data-point chart:repeated="1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C14:Sheet1.C28</svg:desc>
                </draw:g>
              </table:table-cell>
              <table:table-cell office:value-type="float" office:value="0.04">
                <text:p>0.04</text:p>
                <draw:g>
                  <svg:desc>Sheet1.F14:Sheet1.F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">
                <text:p>0.5</text:p>
              </table:table-cell>
              <table:table-cell office:value-type="float" office:value="0.0769230769230769">
                <text:p>0.07692307692307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0769230769230769">
                <text:p>0.07692307692307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5">
                <text:p>0.25</text:p>
              </table:table-cell>
              <table:table-cell office:value-type="float" office:value="0.0769230769230769">
                <text:p>0.07692307692307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">
                <text:p>0.1</text:p>
              </table:table-cell>
              <table:table-cell office:value-type="float" office:value="0.0769230769230769">
                <text:p>0.07692307692307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666666666666667">
                <text:p>0.0666666666666667</text:p>
              </table:table-cell>
              <table:table-cell office:value-type="float" office:value="0.0909090909090909">
                <text:p>0.090909090909090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4">
                <text:p>0.04</text:p>
              </table:table-cell>
              <table:table-cell office:value-type="float" office:value="0.0909090909090909">
                <text:p>0.090909090909090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2">
                <text:p>0.02</text:p>
              </table:table-cell>
              <table:table-cell office:value-type="float" office:value="0.0909090909090909">
                <text:p>0.090909090909090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1">
                <text:p>0.01</text:p>
              </table:table-cell>
              <table:table-cell office:value-type="float" office:value="0.0909090909090909">
                <text:p>0.09090909090909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25">
                <text:p>0.0025</text:p>
              </table:table-cell>
              <table:table-cell office:value-type="float" office:value="0.0909090909090909">
                <text:p>0.090909090909090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2000000A000000DF000000DFB368BCD93FC69D66.svm"/>
      </style:chart-properties>
    </style:style>
    <style:style style:name="ch3" style:family="chart" style:data-style-name="N0">
      <style:chart-properties chart:display-label="true" chart:tick-marks-major-inner="true" chart:tick-marks-major-outer="false" chart:tick-marks-minor-inner="true" chart:tick-marks-minor-outer="false" chart:logarithmic="false" chart:maximum="10" chart:origin="0" chart:reverse-direction="false" text:line-break="false" loext:try-staggering-first="false" chart:link-data-style-to-source="true" chart:axis-position="0"/>
      <style:text-properties fo:font-size="15pt" style:font-size-asian="10pt" style:font-size-complex="10pt"/>
    </style:style>
    <style:style style:name="ch4" style:family="chart" style:data-style-name="N0">
      <style:chart-properties chart:display-label="true" chart:tick-marks-major-inner="true" chart:tick-marks-major-outer="false" chart:tick-marks-minor-inner="true" chart:tick-marks-minor-outer="false" chart:logarithmic="false" chart:origin="0" chart:reverse-direction="false" text:line-break="false" loext:try-staggering-first="false" chart:link-data-style-to-source="true" chart:axis-position="0"/>
      <style:text-properties fo:font-size="15pt" style:font-size-asian="10pt" style:font-size-complex="10pt"/>
    </style:style>
    <style:style style:name="ch5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6" style:family="chart">
      <style:graphic-properties draw:stroke="solid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2.997cm" svg:height="10.361cm" xlink:href=".." xlink:type="simple" chart:class="chart:scatter" chart:style-name="ch1">
        <chart:plot-area chart:style-name="ch2" table:cell-range-address="Sheet1.C14:Sheet1.C28 Sheet1.G14:Sheet1.G28" svg:x="0.259cm" svg:y="0.207cm" svg:width="12.479cm" svg:height="9.947cm">
          <chartooo:coordinate-region svg:x="1.683cm" svg:y="0.499cm" svg:width="10.762cm" svg:height="8.973cm"/>
          <chart:axis chart:dimension="x" chart:name="primary-x" chart:style-name="ch3"/>
          <chart:axis chart:dimension="y" chart:name="primary-y" chart:style-name="ch4"/>
          <chart:series chart:style-name="ch5" chart:values-cell-range-address="Sheet1.G14:Sheet1.G28" chart:class="chart:scatter">
            <chart:domain table:cell-range-address="Sheet1.C14:Sheet1.C28"/>
            <chart:data-point chart:repeated="15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C14:Sheet1.C28</svg:desc>
                </draw:g>
              </table:table-cell>
              <table:table-cell office:value-type="float" office:value="0.00117647058823529">
                <text:p>0.00117647058823529</text:p>
                <draw:g>
                  <svg:desc>Sheet1.G14:Sheet1.G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0.00117647058823529">
                <text:p>0.001176470588235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00117647058823529">
                <text:p>0.001176470588235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0.00147058823529412">
                <text:p>0.001470588235294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">
                <text:p>0.5</text:p>
              </table:table-cell>
              <table:table-cell office:value-type="float" office:value="0.00769230769230769">
                <text:p>0.007692307692307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00769230769230769">
                <text:p>0.007692307692307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5">
                <text:p>0.25</text:p>
              </table:table-cell>
              <table:table-cell office:value-type="float" office:value="0.010989010989011">
                <text:p>0.0109890109890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">
                <text:p>0.1</text:p>
              </table:table-cell>
              <table:table-cell office:value-type="float" office:value="0.010989010989011">
                <text:p>0.0109890109890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666666666666667">
                <text:p>0.0666666666666667</text:p>
              </table:table-cell>
              <table:table-cell office:value-type="float" office:value="0.012987012987013">
                <text:p>0.0129870129870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4">
                <text:p>0.04</text:p>
              </table:table-cell>
              <table:table-cell office:value-type="float" office:value="0.012987012987013">
                <text:p>0.01298701298701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2">
                <text:p>0.02</text:p>
              </table:table-cell>
              <table:table-cell office:value-type="float" office:value="0.012987012987013">
                <text:p>0.0129870129870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1">
                <text:p>0.01</text:p>
              </table:table-cell>
              <table:table-cell office:value-type="float" office:value="0.012987012987013">
                <text:p>0.0129870129870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25">
                <text:p>0.0025</text:p>
              </table:table-cell>
              <table:table-cell office:value-type="float" office:value="0.012987012987013">
                <text:p>0.01298701298701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0.227cm" svg:height="9cm" xlink:href=".." xlink:type="simple" chart:class="chart:scatter" chart:style-name="ch1">
        <chart:legend chart:legend-position="end" svg:x="7.937cm" svg:y="4.201cm" style:legend-expansion="high" chart:style-name="ch2"/>
        <chart:plot-area chart:style-name="ch3" table:cell-range-address="Sheet1.C3:Sheet1.C11 Sheet1.G3:Sheet1.G11" svg:x="0.204cm" svg:y="0.18cm" svg:width="7.529cm" svg:height="8.64cm">
          <chartooo:coordinate-region svg:x="1.302cm" svg:y="0.379cm" svg:width="6.191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G3:Sheet1.G11" chart:class="chart:scatter">
            <chart:domain table:cell-range-address="Sheet1.C3:Sheet1.C11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C3:Sheet1.C11</svg:desc>
                </draw:g>
              </table:table-cell>
              <table:table-cell office:value-type="float" office:value="0.00173010380622837">
                <text:p>0.00173010380622837</text:p>
                <draw:g>
                  <svg:desc>Sheet1.G3:Sheet1.G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0.00173010380622837">
                <text:p>0.001730103806228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00217864923747277">
                <text:p>0.002178649237472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">
                <text:p>0.5</text:p>
              </table:table-cell>
              <table:table-cell office:value-type="float" office:value="0.00346020761245675">
                <text:p>0.003460207612456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5">
                <text:p>0.25</text:p>
              </table:table-cell>
              <table:table-cell office:value-type="float" office:value="0.00346020761245675">
                <text:p>0.003460207612456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4">
                <text:p>0.04</text:p>
              </table:table-cell>
              <table:table-cell office:value-type="float" office:value="0.00571428571428571">
                <text:p>0.005714285714285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">
                <text:p>0.02</text:p>
              </table:table-cell>
              <table:table-cell office:value-type="float" office:value="0.00571428571428571">
                <text:p>0.005714285714285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1">
                <text:p>0.01</text:p>
              </table:table-cell>
              <table:table-cell office:value-type="float" office:value="0.00952380952380952">
                <text:p>0.009523809523809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25">
                <text:p>0.0025</text:p>
              </table:table-cell>
              <table:table-cell office:value-type="float" office:value="0.00952380952380952">
                <text:p>0.0095238095238095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3">
      <number:scientific-number number:decimal-places="0" loext:min-decimal-places="0" number:min-integer-digits="0" number:min-exponent-digits="2" loext:exponent-interval="1" loext:forced-exponent-sign="true"/>
    </number:number-style>
    <style:style style:name="ch1" style:family="chart">
      <style:graphic-properties draw:stroke="none" draw:fill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113">
      <style:chart-properties chart:display-label="true" chart:tick-marks-major-inner="true" chart:tick-marks-major-outer="false" chart:tick-marks-minor-inner="true" chart:tick-marks-minor-outer="false" chart:logarithmic="false" chart:origin="0" chart:interval-major="0.0002" chart:reverse-direction="false" text:line-break="false" loext:try-staggering-first="false" chart:link-data-style-to-source="false" chart:axis-position="0"/>
      <style:text-properties fo:font-size="18pt" style:font-size-asian="10pt" style:font-size-complex="10pt"/>
    </style:style>
    <style:style style:name="ch4" style:family="chart" style:data-style-name="N0">
      <style:chart-properties chart:display-label="true" chart:tick-marks-major-inner="true" chart:tick-marks-major-outer="false" chart:tick-marks-minor-inner="true" chart:tick-marks-minor-outer="false" chart:logarithmic="false" chart:origin="0" chart:reverse-direction="false" text:line-break="false" loext:try-staggering-first="false" chart:link-data-style-to-source="true" chart:axis-position="0"/>
      <style:text-properties fo:font-size="18pt" style:font-size-asian="10pt" style:font-size-complex="10pt"/>
    </style:style>
    <style:style style:name="ch5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6" style:family="chart">
      <style:graphic-properties draw:stroke="solid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8.829cm" svg:height="15.01cm" xlink:href=".." xlink:type="simple" chart:class="chart:scatter" chart:style-name="ch1">
        <chart:plot-area chart:style-name="ch2" table:cell-range-address="Sheet1.D14:Sheet1.D28 Sheet1.H14:Sheet1.H28" svg:x="0.376cm" svg:y="0.3cm" svg:width="18.077cm" svg:height="14.41cm">
          <chartooo:coordinate-region svg:x="1.289cm" svg:y="0.658cm" svg:width="16.329cm" svg:height="13.238cm"/>
          <chart:axis chart:dimension="x" chart:name="primary-x" chart:style-name="ch3"/>
          <chart:axis chart:dimension="y" chart:name="primary-y" chart:style-name="ch4"/>
          <chart:series chart:style-name="ch5" chart:values-cell-range-address="Sheet1.H14:Sheet1.H28" chart:class="chart:scatter">
            <chart:domain table:cell-range-address="Sheet1.D14:Sheet1.D28"/>
            <chart:data-point chart:repeated="15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80808991824167">
                <text:p>0.00080808991824167</text:p>
                <draw:g>
                  <svg:desc>Sheet1.D14:Sheet1.D28</svg:desc>
                </draw:g>
              </table:table-cell>
              <table:table-cell office:value-type="float" office:value="2.35294117647059">
                <text:p>2.35294117647059</text:p>
                <draw:g>
                  <svg:desc>Sheet1.H14:Sheet1.H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565662942769169">
                <text:p>0.000565662942769169</text:p>
              </table:table-cell>
              <table:table-cell office:value-type="float" office:value="2.35294117647059">
                <text:p>2.352941176470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323235967296668">
                <text:p>0.000323235967296668</text:p>
              </table:table-cell>
              <table:table-cell office:value-type="float" office:value="2.35294117647059">
                <text:p>2.352941176470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215490644864445">
                <text:p>0.000215490644864445</text:p>
              </table:table-cell>
              <table:table-cell office:value-type="float" office:value="2.94117647058823">
                <text:p>2.941176470588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161617983648334">
                <text:p>0.00016161798364833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80808991824167">
                <text:p>0.00008080899182416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0404044959120835">
                <text:p>0.0000404044959120835</text:p>
              </table:table-cell>
              <table:table-cell office:value-type="float" office:value="15.3846153846154">
                <text:p>15.38461538461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0269363306080557">
                <text:p>0.0000269363306080557</text:p>
              </table:table-cell>
              <table:table-cell office:value-type="float" office:value="15.3846153846154">
                <text:p>15.38461538461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0202022479560418">
                <text:p>0.0000202022479560418</text:p>
              </table:table-cell>
              <table:table-cell office:value-type="float" office:value="21.978021978022">
                <text:p>21.9780219780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00808089918241671">
                <text:p>0.00000808089918241671</text:p>
              </table:table-cell>
              <table:table-cell office:value-type="float" office:value="21.978021978022">
                <text:p>21.9780219780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00538726612161114">
                <text:p>0.00000538726612161114</text:p>
              </table:table-cell>
              <table:table-cell office:value-type="float" office:value="25.974025974026">
                <text:p>25.9740259740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00323235967296668">
                <text:p>0.00000323235967296668</text:p>
              </table:table-cell>
              <table:table-cell office:value-type="float" office:value="25.974025974026">
                <text:p>25.97402597402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00161617983648334">
                <text:p>0.00000161617983648334</text:p>
              </table:table-cell>
              <table:table-cell office:value-type="float" office:value="25.974025974026">
                <text:p>25.9740259740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00080808991824167">
                <text:p>0.00000080808991824167</text:p>
              </table:table-cell>
              <table:table-cell office:value-type="float" office:value="25.974025974026">
                <text:p>25.97402597402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000202022479560418">
                <text:p>0.000000202022479560418</text:p>
              </table:table-cell>
              <table:table-cell office:value-type="float" office:value="25.974025974026">
                <text:p>25.97402597402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